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werTableModel.createDefaul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werTableModel.setRowValues( int row , Object [ ]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werTableModel.getValueAt( int row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werTableModel.isCellEditable( int row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wer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werTableModel.removeRow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werTableModel.addNew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werTableModel.PowerT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werTableModel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werTableModel.addRow( Object data [ ]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werTableModel.addNewColumn( String colName , Class co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werTableModel.removeColumn( int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werTableModel.getColumnName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werTableModel.getRowData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werTableModel.setColumnData( int col , Lis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werTableModel.getColumnClass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werTableModel.PowerTableModel( String [ ] headers , Class [ ] class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werTableModel.createDefaultValue( int i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0">
            <text:p text:style-name="Table_20_Contents">0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PowerTableModel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werTableModel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werTableModel.getColumnData( String co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werTableModel.setValueAt( Object value , int row ,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